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="Arrow_20_concave" draw:marker-start-width="0.254cm" draw:marker-end="Arrow_20_concave" draw:marker-end-width="0.254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cm" fo:min-width="3.233cm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cm" fo:min-width="3.958cm"/>
    </style:style>
    <style:style style:name="gr4" style:family="graphic" style:parent-style-name="standard">
      <style:graphic-properties svg:stroke-width="0.051cm" draw:marker-start-width="0.381cm" draw:marker-end-width="0.381cm" draw:fill="solid" draw:fill-color="#ffe5bf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0pt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5.079cm" svg:height="8.254cm" draw:transform="rotate (-1.57079632679579) translate (14.3349999999925cm 18.7799999999878cm)" svg:viewBox="0 0 5080 8255" draw:points="0,-20415 5080,-20415 5080,-28670">
          <text:p/>
        </draw:polyline>
        <draw:frame draw:style-name="gr2" draw:text-style-name="P3" draw:layer="layout" svg:width="3.733cm" svg:height="0.645cm" draw:transform="rotate (1.5707963267946) translate (5.435cm 22.59cm)">
          <draw:text-box>
            <text:p text:style-name="P2"><text:span text:style-name="T1">High Availability</text:span></text:p>
          </draw:text-box>
        </draw:frame>
        <draw:frame draw:style-name="gr3" draw:text-style-name="P4" draw:layer="layout" svg:width="4.458cm" svg:height="0.645cm" svg:x="9.89cm" svg:y="23.86cm">
          <draw:text-box>
            <text:p><text:span text:style-name="T1">Disaster Recovery</text:span></text:p>
          </draw:text-box>
        </draw:frame>
        <draw:ellipse draw:style-name="gr4" draw:text-style-name="P5" draw:layer="layout" svg:width="2.485cm" svg:height="1.27cm" svg:x="6.08cm" svg:y="18.945cm">
          <text:p text:style-name="P1"><text:span text:style-name="T1">High</text:span></text:p>
          <text:p text:style-name="P1"><text:span text:style-name="T1">Availability</text:span></text:p>
        </draw:ellipse>
        <draw:ellipse draw:style-name="gr4" draw:text-style-name="P5" draw:layer="layout" svg:width="2.485cm" svg:height="1.27cm" svg:x="11.682cm" svg:y="22.545cm">
          <text:p text:style-name="P1"><text:span text:style-name="T1">Disaster</text:span></text:p>
          <text:p text:style-name="P1"><text:span text:style-name="T1">Recovery</text:span></text:p>
        </draw:ellipse>
        <draw:ellipse draw:style-name="gr4" draw:text-style-name="P5" draw:layer="layout" svg:width="2.485cm" svg:height="1.27cm" svg:x="7.683cm" svg:y="21.945cm">
          <text:p text:style-name="P1"><text:span text:style-name="T1">Standby</text:span></text:p>
        </draw:ellipse>
        <draw:ellipse draw:style-name="gr4" draw:text-style-name="P5" draw:layer="layout" svg:width="2.485cm" svg:height="1.27cm" svg:x="6.081cm" svg:y="22.545cm">
          <text:p text:style-name="P1"><text:span text:style-name="T1">Standalone</text:span>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2-02T10:47:42</meta:creation-date>
    <meta:generator>OpenOffice.org/3.1$Linux OpenOffice.org_project/310m19$Build-9420</meta:generator>
    <dc:date>2010-02-03T09:44:28</dc:date>
    <meta:editing-duration>PT00H27M12S</meta:editing-duration>
    <meta:editing-cycles>5</meta:editing-cycles>
    <meta:document-statistic meta:object-count="7"/>
  </office:meta>
</office:document-meta>
</file>